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bde" officeooo:paragraph-rsid="001a7bde"/>
    </style:style>
    <style:style style:name="P2" style:family="paragraph" style:parent-style-name="Standard">
      <style:text-properties officeooo:rsid="001b3bf1" officeooo:paragraph-rsid="001b3bf1"/>
    </style:style>
    <style:style style:name="P3" style:family="paragraph" style:parent-style-name="Standard" style:list-style-name="L1">
      <style:text-properties officeooo:rsid="001b3bf1" officeooo:paragraph-rsid="001b3b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: Toutsop Dongmo Jordan</text:p>
      <text:p text:style-name="P1">Matricule: FE17A085</text:p>
      <text:p text:style-name="P1">Software Engeneering</text:p>
      <text:p text:style-name="P1">Faculty of Engeneering and Technology</text:p>
      <text:p text:style-name="P1"/>
      <text:p text:style-name="P1"/>
      <text:p text:style-name="P1"/>
      <text:p text:style-name="P2">CEF 412: Human Computer Interface</text:p>
      <text:p text:style-name="P2"/>
      <text:p text:style-name="P2">Project 3: Evaluation of Prototype</text:p>
      <text:p text:style-name="P2"/>
      <text:p text:style-name="P2"/>
      <text:p text:style-name="P2">Give the evaluation test of your prototype</text:p>
      <text:p text:style-name="P2"/>
      <text:list xml:id="list348440143" text:style-name="L1">
        <text:list-item>
          <text:p text:style-name="P3">Purpose of the test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9:45:40.569964495</meta:creation-date>
    <dc:date>2020-06-03T08:45:54.170824012</dc:date>
    <meta:editing-duration>PT19M16S</meta:editing-duration>
    <meta:editing-cycles>1</meta:editing-cycles>
    <meta:document-statistic meta:table-count="0" meta:image-count="0" meta:object-count="0" meta:page-count="1" meta:paragraph-count="8" meta:word-count="35" meta:character-count="233" meta:non-whitespace-character-count="206"/>
    <meta:generator>LibreOffice/6.0.7.3$Linux_X86_64 LibreOffice_project/00m0$Build-3</meta:generator>
  </office:meta>
</office:document-meta>
</file>